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officeooo:rsid="00130660" officeooo:paragraph-rsid="00130660"/>
    </style:style>
    <style:style style:name="P2" style:family="paragraph" style:parent-style-name="Preformatted_20_Text">
      <style:paragraph-properties fo:text-align="start" style:justify-single-word="false"/>
      <style:text-properties style:text-underline-style="solid" style:text-underline-width="auto" style:text-underline-color="font-color" fo:font-weight="bold" officeooo:rsid="00130660" officeooo:paragraph-rsid="00130660" style:font-weight-asian="bold" style:font-weight-complex="bold"/>
    </style:style>
    <style:style style:name="P3" style:family="paragraph" style:parent-style-name="Preformatted_20_Text">
      <style:paragraph-properties fo:text-align="start" style:justify-single-word="false"/>
      <style:text-properties style:text-underline-style="none" fo:font-weight="normal" officeooo:rsid="00130660" officeooo:paragraph-rsid="00130660" style:font-weight-asian="normal" style:font-weight-complex="normal"/>
    </style:style>
    <style:style style:name="P4" style:family="paragraph" style:parent-style-name="Preformatted_20_Text">
      <style:paragraph-properties fo:text-align="start" style:justify-single-word="false"/>
      <style:text-properties style:text-underline-style="none" fo:font-weight="normal" officeooo:rsid="00130660" officeooo:paragraph-rsid="0014d48b" style:font-weight-asian="normal" style:font-weight-complex="normal"/>
    </style:style>
    <style:style style:name="P5" style:family="paragraph" style:parent-style-name="Preformatted_20_Text">
      <style:paragraph-properties fo:text-align="start" style:justify-single-word="false"/>
      <style:text-properties style:text-underline-style="none" fo:font-weight="normal" officeooo:rsid="0014d48b" officeooo:paragraph-rsid="0014d48b" style:font-weight-asian="normal" style:font-weight-complex="normal"/>
    </style:style>
    <style:style style:name="P6" style:family="paragraph" style:parent-style-name="Preformatted_20_Text">
      <style:paragraph-properties fo:text-align="start" style:justify-single-word="false"/>
      <style:text-properties style:text-underline-style="none" fo:font-weight="normal" officeooo:rsid="0014d48b" officeooo:paragraph-rsid="0015205c" style:font-weight-asian="normal" style:font-weight-complex="normal"/>
    </style:style>
    <style:style style:name="P7" style:family="paragraph" style:parent-style-name="Preformatted_20_Text">
      <style:paragraph-properties fo:text-align="start" style:justify-single-word="false"/>
      <style:text-properties style:text-underline-style="none" fo:font-weight="normal" officeooo:rsid="0015205c" officeooo:paragraph-rsid="0015205c" style:font-weight-asian="normal" style:font-weight-complex="normal"/>
    </style:style>
    <style:style style:name="P8" style:family="paragraph" style:parent-style-name="Preformatted_20_Text">
      <style:paragraph-properties fo:text-align="start" style:justify-single-word="false"/>
      <style:text-properties style:text-underline-style="none" fo:font-weight="normal" officeooo:rsid="00169d9a" officeooo:paragraph-rsid="00169d9a" style:font-weight-asian="normal" style:font-weight-complex="normal"/>
    </style:style>
    <style:style style:name="P9" style:family="paragraph" style:parent-style-name="Preformatted_20_Text">
      <style:paragraph-properties fo:text-align="start" style:justify-single-word="false"/>
      <style:text-properties style:text-underline-style="none" fo:font-weight="normal" officeooo:rsid="0018025f" officeooo:paragraph-rsid="0018025f" style:font-weight-asian="normal" style:font-weight-complex="normal"/>
    </style:style>
    <style:style style:name="P10" style:family="paragraph" style:parent-style-name="Preformatted_20_Text">
      <style:paragraph-properties fo:text-align="start" style:justify-single-word="false"/>
      <style:text-properties style:text-underline-style="none" fo:font-weight="normal" officeooo:rsid="0018025f" officeooo:paragraph-rsid="0019633d" style:font-weight-asian="normal" style:font-weight-complex="normal"/>
    </style:style>
    <style:style style:name="P11" style:family="paragraph" style:parent-style-name="Preformatted_20_Text">
      <style:paragraph-properties fo:text-align="start" style:justify-single-word="false"/>
      <style:text-properties style:text-underline-style="none" fo:font-weight="normal" officeooo:rsid="0019b501" officeooo:paragraph-rsid="0019b501" style:font-weight-asian="normal" style:font-weight-complex="normal"/>
    </style:style>
    <style:style style:name="P12" style:family="paragraph" style:parent-style-name="Preformatted_20_Text">
      <style:paragraph-properties fo:text-align="start" style:justify-single-word="false"/>
      <style:text-properties style:text-underline-style="none" fo:font-weight="normal" officeooo:rsid="001a3cf7" officeooo:paragraph-rsid="001a3cf7" style:font-weight-asian="normal" style:font-weight-complex="normal"/>
    </style:style>
    <style:style style:name="P13" style:family="paragraph" style:parent-style-name="Preformatted_20_Text">
      <style:paragraph-properties fo:text-align="start" style:justify-single-word="false"/>
      <style:text-properties style:text-underline-style="none" fo:font-weight="normal" officeooo:rsid="001a3cf7" officeooo:paragraph-rsid="001bc525" style:font-weight-asian="normal" style:font-weight-complex="normal"/>
    </style:style>
    <style:style style:name="P14" style:family="paragraph" style:parent-style-name="Preformatted_20_Text">
      <style:paragraph-properties fo:text-align="start" style:justify-single-word="false"/>
      <style:text-properties style:text-underline-style="none" fo:font-weight="normal" officeooo:rsid="001bc525" officeooo:paragraph-rsid="001bc525" style:font-weight-asian="normal" style:font-weight-complex="normal"/>
    </style:style>
    <style:style style:name="P15" style:family="paragraph" style:parent-style-name="Preformatted_20_Text">
      <style:paragraph-properties fo:text-align="start" style:justify-single-word="false"/>
      <style:text-properties style:text-underline-style="none" fo:font-weight="normal" officeooo:rsid="001c4a95" officeooo:paragraph-rsid="001c4a95" style:font-weight-asian="normal" style:font-weight-complex="normal"/>
    </style:style>
    <style:style style:name="T1" style:family="text">
      <style:text-properties officeooo:rsid="0014d48b"/>
    </style:style>
    <style:style style:name="T2" style:family="text">
      <style:text-properties officeooo:rsid="0015205c"/>
    </style:style>
    <style:style style:name="T3" style:family="text">
      <style:text-properties officeooo:rsid="0018025f"/>
    </style:style>
    <style:style style:name="T4" style:family="text">
      <style:text-properties officeooo:rsid="001bc525"/>
    </style:style>
    <style:style style:name="T5" style:family="text">
      <style:text-properties officeooo:rsid="001c4a95"/>
    </style:style>
    <style:style style:name="T6" style:family="text">
      <style:text-properties officeooo:rsid="001da835"/>
    </style:style>
    <style:style style:name="T7" style:family="text">
      <style:text-properties fo:font-weight="bold" officeooo:rsid="001da835" style:font-weight-asian="bold" style:font-weight-complex="bold"/>
    </style:style>
    <style:style style:name="T8" style:family="text">
      <style:text-properties style:text-underline-style="solid" style:text-underline-width="auto" style:text-underline-color="font-color" fo:font-weight="bold" officeooo:rsid="001da835"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want to clear everything I have in mind. Everything</text:p>
      <text:p text:style-name="P1"/>
      <text:p text:style-name="P1"/>
      <text:p text:style-name="P2">Thesis</text:p>
      <text:p text:style-name="P3">Enikariyilla njan enthu mayira ivide cheyyunnennu. It’s like a great opportunity. I can build fucking awesome shit and I can make it beautiful and there are people who are willing to help. Be full of desire and ambitious. I think coffee or energy in general makes me much more active and better at doing any shit task but somehow drinking everyday seems not working. I have to find when I should do what. I have to find methods to keep me alert and in order. Where do I start what do I lack?</text:p>
      <text:p text:style-name="P3"/>
      <text:p text:style-name="P3"/>
      <text:p text:style-name="P3">Where am I now:</text:p>
      <text:p text:style-name="P4">I am trying to calibrate and build this s<text:span text:style-name="T1">h</text:span>it submarine. I need addythia’s help only because I am not trying to solve the issue by myself and I am not sure whether I can do it by myself.</text:p>
      <text:p text:style-name="P4"/>
      <text:p text:style-name="P4"><text:span text:style-name="T1">Where am I stuck? And why am I slow?</text:span></text:p>
      <text:p text:style-name="P5">I am stuck at calibrating and the fact that I have very little knowledge on ROS and how the Ahoi modem is working. Why am I slow? ????? ? ? ? </text:p>
      <text:p text:style-name="P5"/>
      <text:p text:style-name="P6">Because my mind keeps wandering to wrong things…………………</text:p>
      <text:p text:style-name="P6"><text:span text:style-name="T2">Why does it do that? ……………. Because I see more pleasure there……..</text:span></text:p>
      <text:p text:style-name="P6"/>
      <text:p text:style-name="P6"/>
      <text:p text:style-name="P6"><text:span text:style-name="T2">How to see more pleasure in the right things? Imagine I get more pleasure from that right thing. </text:span></text:p>
      <text:p text:style-name="P6"/>
      <text:p text:style-name="P6"><text:span text:style-name="T2">Be willing to be vulnerable and open. Be willing to show what you are without any faking. Be willing to be stupid.</text:span></text:p>
      <text:p text:style-name="P6"/>
      <text:p text:style-name="P7">How should I continue now????</text:p>
      <text:p text:style-name="P7"/>
      <text:p text:style-name="P8">I want to finish the calibration and depiction of that using pandas and writing down everything till there also using the data sheets. <text:s/>I want to finish moving program in Trumpf. </text:p>
      <text:p text:style-name="P8"/>
      <text:p text:style-name="P8">I want to finish all these before next monday. Is it possible? </text:p>
      <text:p text:style-name="P8"><text:span text:style-name="T3">Calibrating and depicting everything </text:span><text:s/></text:p>
      <text:p text:style-name="P8"/>
      <text:p text:style-name="P9">Calibrating: </text:p>
      <text:p text:style-name="P9"/>
      <text:p text:style-name="P9">IMUS: </text:p>
      <text:p text:style-name="P10">I want to create a complete GUI using Jupyter notebooks so that no one has to ever think of even calibrating these again. It should contain all the necessary information for always.</text:p>
      <text:p text:style-name="P10"/>
      <text:p text:style-name="P11">Pressure sensor: </text:p>
      <text:p text:style-name="P11">I must be able to just do these with the help of Ahoi modem. I must be able to send a message over Ahoi modem and it should start measurement and write into a file in Rpi. Once connected over wifi it should automatically get moved to the computer getting connected. Then there should be one jupyter notebooks page to see all the relevant measurements which was received.</text:p>
      <text:p text:style-name="P11"/>
      <text:p text:style-name="P11">Temperature sensor:</text:p>
      <text:p text:style-name="P11">Do the same as pressure sensor</text:p>
      <text:p text:style-name="P11"/>
      <text:p text:style-name="P12">Building the submarine:</text:p>
      <text:p text:style-name="P12">This time it’s not about building the submarine. It is about documenting it really well. I mean realllyyyyy well. So that I don’t even have a chance to forget anymore. With full of questions about improvements and why it is the way it is. I want to add questions to all of those.</text:p>
      <text:p text:style-name="P12"/>
      <text:p text:style-name="P13"><text:soft-page-break/>Now comes the real part ---- Call Prof Reindl and talk to him for advices. Talk to Dominik as well for advices.</text:p>
      <text:p text:style-name="P13"/>
      <text:p text:style-name="P14">Write down everything till then. <text:span text:style-name="T5">Document very well</text:span></text:p>
      <text:p text:style-name="P14"/>
      <text:p text:style-name="P15">Hydroponics:</text:p>
      <text:p text:style-name="P15">Have the system running. Post something on a weekly basis</text:p>
      <text:p text:style-name="P13"/>
      <text:p text:style-name="P13"><text:s/>Ask them if they want the submarine to be more localized or whether they are interested more in making it autonomous. At least depth automation can be done properly. I must get here before <text:span text:style-name="T4">end of this month. Because then it becomes one month.</text:span> </text:p>
      <text:p text:style-name="P11"><text:s/></text:p>
      <text:p text:style-name="P10"/>
      <text:p text:style-name="P10"/>
      <text:p text:style-name="P10"><text:span text:style-name="T8">Time is reaaaaallllyy low</text:span><text:span text:style-name="T6">. I mean really really low. I have to be extremely careful with time. It’s not a joke. <text:s/></text:span></text:p>
      <text:p text:style-name="P6"><text:span text:style-name="T2"><text:s/></text:span><text:s/></text:p>
      <text:p text:style-name="P4"><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9T22:49:16.557198416</dc:date>
    <meta:editing-duration>PT6H53M35S</meta:editing-duration>
    <meta:editing-cycles>1</meta:editing-cycles>
    <meta:document-statistic meta:table-count="0" meta:image-count="0" meta:object-count="0" meta:page-count="2" meta:paragraph-count="33" meta:word-count="572" meta:character-count="3098" meta:non-whitespace-character-count="2537"/>
    <meta:generator>LibreOffice/6.4.6.2$Linux_X86_64 LibreOffice_project/40$Build-2</meta:generator>
  </office:meta>
</office:document-meta>
</file>